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7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43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bce6"/>
    </style:style>
    <style:style style:name="ce2" style:family="table-cell" style:parent-style-name="Default">
      <style:table-cell-properties fo:background-color="#99bce6"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bce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9bce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ecaa2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ca5a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5dc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4dce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uota de amortización y caudro de amortización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pital (€)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de interés (%)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anto por uno</text:p>
          </table:table-cell>
          <table:table-cell table:style-name="ce3" table:formula="of:=[.B4]/100" office:value-type="float" office:value="0.06" calcext:value-type="float">
            <text:p>0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 (años)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 table:style-name="ce1" office:value-type="string" calcext:value-type="string">
            <text:p>Cuota (€)</text:p>
          </table:table-cell>
          <table:table-cell table:style-name="ce3" table:formula="of:=([.B3]*[.D4]*(1+[.D4])^[.B5])/(((1+[.D4])^[.B5])-1)" office:value-type="float" office:value="14243.7840258714" calcext:value-type="float">
            <text:p>14243,784025871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Anualidad</text:p>
          </table:table-cell>
          <table:table-cell table:style-name="ce2" office:value-type="string" calcext:value-type="string">
            <text:p>Interés</text:p>
          </table:table-cell>
          <table:table-cell table:style-name="ce2" office:value-type="string" calcext:value-type="string">
            <text:p>Amortización</text:p>
          </table:table-cell>
          <table:table-cell table:style-name="ce2" office:value-type="string" calcext:value-type="string">
            <text:p>Deuda pendiente</text:p>
          </table:table-cell>
          <table:table-cell table:style-name="ce2" office:value-type="string" calcext:value-type="string">
            <text:p>Capital amortizado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B3]" office:value-type="float" office:value="60000" calcext:value-type="float">
            <text:p>60000</text:p>
          </table:table-cell>
          <table:table-cell table:style-name="ce3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[.$B$7]" office:value-type="float" office:value="14243.7840258714" calcext:value-type="float">
            <text:p>14243,7840258714</text:p>
          </table:table-cell>
          <table:table-cell table:style-name="ce3" table:formula="of:=[.E11]*[.$D$4]" office:value-type="float" office:value="3600" calcext:value-type="float">
            <text:p>3600</text:p>
          </table:table-cell>
          <table:table-cell table:style-name="ce3" table:formula="of:=[.B12]-[.C12]" office:value-type="float" office:value="10643.7840258714" calcext:value-type="float">
            <text:p>10643,7840258714</text:p>
          </table:table-cell>
          <table:table-cell table:style-name="ce3" table:formula="of:=[.E11]-[.D12]" office:value-type="float" office:value="49356.2159741286" calcext:value-type="float">
            <text:p>49356,2159741286</text:p>
          </table:table-cell>
          <table:table-cell table:style-name="ce3" table:formula="of:=[.D12]+[.F11]" office:value-type="float" office:value="10643.7840258714" calcext:value-type="float">
            <text:p>10643,7840258714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[.$B$7]" office:value-type="float" office:value="14243.7840258714" calcext:value-type="float">
            <text:p>14243,7840258714</text:p>
          </table:table-cell>
          <table:table-cell table:style-name="ce3" table:formula="of:=[.E12]*[.$D$4]" office:value-type="float" office:value="2961.37295844772" calcext:value-type="float">
            <text:p>2961,37295844772</text:p>
          </table:table-cell>
          <table:table-cell table:style-name="ce3" table:formula="of:=[.B13]-[.C13]" office:value-type="float" office:value="11282.4110674237" calcext:value-type="float">
            <text:p>11282,4110674237</text:p>
          </table:table-cell>
          <table:table-cell table:style-name="ce3" table:formula="of:=[.E12]-[.D13]" office:value-type="float" office:value="38073.804906705" calcext:value-type="float">
            <text:p>38073,804906705</text:p>
          </table:table-cell>
          <table:table-cell table:style-name="ce3" table:formula="of:=[.D13]+[.F12]" office:value-type="float" office:value="21926.195093295" calcext:value-type="float">
            <text:p>21926,195093295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[.$B$7]" office:value-type="float" office:value="14243.7840258714" calcext:value-type="float">
            <text:p>14243,7840258714</text:p>
          </table:table-cell>
          <table:table-cell table:style-name="ce3" table:formula="of:=[.E13]*[.$D$4]" office:value-type="float" office:value="2284.4282944023" calcext:value-type="float">
            <text:p>2284,4282944023</text:p>
          </table:table-cell>
          <table:table-cell table:style-name="ce3" table:formula="of:=[.B14]-[.C14]" office:value-type="float" office:value="11959.3557314691" calcext:value-type="float">
            <text:p>11959,3557314691</text:p>
          </table:table-cell>
          <table:table-cell table:style-name="ce3" table:formula="of:=[.E13]-[.D14]" office:value-type="float" office:value="26114.4491752359" calcext:value-type="float">
            <text:p>26114,4491752359</text:p>
          </table:table-cell>
          <table:table-cell table:style-name="ce3" table:formula="of:=[.D14]+[.F13]" office:value-type="float" office:value="33885.5508247641" calcext:value-type="float">
            <text:p>33885,5508247641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[.$B$7]" office:value-type="float" office:value="14243.7840258714" calcext:value-type="float">
            <text:p>14243,7840258714</text:p>
          </table:table-cell>
          <table:table-cell table:style-name="ce3" table:formula="of:=[.E14]*[.$D$4]" office:value-type="float" office:value="1566.86695051415" calcext:value-type="float">
            <text:p>1566,86695051415</text:p>
          </table:table-cell>
          <table:table-cell table:style-name="ce3" table:formula="of:=[.B15]-[.C15]" office:value-type="float" office:value="12676.9170753572" calcext:value-type="float">
            <text:p>12676,9170753572</text:p>
          </table:table-cell>
          <table:table-cell table:style-name="ce3" table:formula="of:=[.E14]-[.D15]" office:value-type="float" office:value="13437.5320998787" calcext:value-type="float">
            <text:p>13437,5320998787</text:p>
          </table:table-cell>
          <table:table-cell table:style-name="ce3" table:formula="of:=[.D15]+[.F14]" office:value-type="float" office:value="46562.4679001213" calcext:value-type="float">
            <text:p>46562,4679001213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[.$B$7]" office:value-type="float" office:value="14243.7840258714" calcext:value-type="float">
            <text:p>14243,7840258714</text:p>
          </table:table-cell>
          <table:table-cell table:style-name="ce3" table:formula="of:=[.E15]*[.$D$4]" office:value-type="float" office:value="806.251925992722" calcext:value-type="float">
            <text:p>806,251925992722</text:p>
          </table:table-cell>
          <table:table-cell table:style-name="ce3" table:formula="of:=[.B16]-[.C16]" office:value-type="float" office:value="13437.5320998786" calcext:value-type="float">
            <text:p>13437,5320998786</text:p>
          </table:table-cell>
          <table:table-cell table:style-name="ce3" table:formula="of:=[.E15]-[.D16]" office:value-type="float" office:value="0" calcext:value-type="float">
            <text:p>0</text:p>
          </table:table-cell>
          <table:table-cell table:style-name="ce3" table:formula="of:=[.D16]+[.F15]" office:value-type="float" office:value="60000" calcext:value-type="float">
            <text:p>60000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style-name="ce4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Intereses para cantidades dispuetas y no dispuestas</text:p>
          </table:table-cell>
          <table:table-cell table:style-name="ce1" table:number-columns-repeated="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Entra</text:p>
          </table:table-cell>
          <table:table-cell table:style-name="ce6" office:value-type="string" calcext:value-type="string">
            <text:p>Sale</text:p>
          </table:table-cell>
          <table:table-cell table:style-name="ce6" office:value-type="string" calcext:value-type="string">
            <text:p>Saldo</text:p>
          </table:table-cell>
          <table:table-cell table:style-name="ce6" office:value-type="string" calcext:value-type="string">
            <text:p>Días no dispuesto</text:p>
          </table:table-cell>
          <table:table-cell table:style-name="ce6" office:value-type="string" calcext:value-type="string">
            <text:p>Días dispuesto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7">
            <text:p>ENER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0" calcext:value-type="float">
            <text:p>600</text:p>
          </table:table-cell>
          <table:table-cell table:style-name="ce3"/>
          <table:table-cell table:style-name="ce8" office:value-type="float" office:value="600" calcext:value-type="float">
            <text:p>600</text:p>
          </table:table-cell>
          <table:table-cell table:style-name="ce8" table:formula="of:=[.B31]-[.B30]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covered-table-cell table:style-name="ce1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7" office:value-type="float" office:value="300" calcext:value-type="float">
            <text:p>300</text:p>
          </table:table-cell>
          <table:table-cell table:style-name="ce9" office:value-type="float" office:value="300" calcext:value-type="float">
            <text:p>300</text:p>
          </table:table-cell>
          <table:table-cell table:style-name="ce10" table:formula="of:=[.B32]-[.B31]" office:value-type="float" office:value="5" calcext:value-type="float">
            <text:p>5</text:p>
          </table:table-cell>
          <table:table-cell table:style-name="ce7" table:formula="of:=[.B32]-[.B31]" office:value-type="float" office:value="5" calcext:value-type="float">
            <text:p>5</text:p>
          </table:table-cell>
        </table:table-row>
        <table:table-row table:style-name="ro1">
          <table:covered-table-cell table:style-name="ce1"/>
          <table:table-cell table:style-name="ce3" office:value-type="float" office:value="7" calcext:value-type="float">
            <text:p>7</text:p>
          </table:table-cell>
          <table:table-cell table:style-name="ce3" office:value-type="float" office:value="300" calcext:value-type="float">
            <text:p>300</text:p>
          </table:table-cell>
          <table:table-cell table:style-name="ce3"/>
          <table:table-cell table:style-name="ce8" office:value-type="float" office:value="600" calcext:value-type="float">
            <text:p>600</text:p>
          </table:table-cell>
          <table:table-cell table:style-name="ce8" table:formula="of:=[.B33]-[.B32]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covered-table-cell table:style-name="ce1"/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table:formula="of:=[.B34]-[.B33]" office:value-type="float" office:value="10" calcext:value-type="float">
            <text:p>10</text:p>
          </table:table-cell>
          <table:table-cell table:style-name="ce7" table:formula="of:=[.B34]-[.B33]" office:value-type="float" office:value="10" calcext:value-type="float">
            <text:p>10</text:p>
          </table:table-cell>
        </table:table-row>
        <table:table-row table:style-name="ro1">
          <table:covered-table-cell table:style-name="ce1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8" office:value-type="float" office:value="600" calcext:value-type="float">
            <text:p>600</text:p>
          </table:table-cell>
          <table:table-cell table:style-name="ce8" table:formula="of:=[.B35]-[.B34]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covered-table-cell table:style-name="ce1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7" office:value-type="float" office:value="600" calcext:value-type="float">
            <text:p>6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B36]-[.B35]" office:value-type="float" office:value="3" calcext:value-type="float">
            <text:p>3</text:p>
          </table:table-cell>
          <table:table-cell table:style-name="ce7" table:formula="of:=[.B36]-[.B35]" office:value-type="float" office:value="3" calcext:value-type="float">
            <text:p>3</text:p>
          </table:table-cell>
        </table:table-row>
        <table:table-row table:style-name="ro1">
          <table:covered-table-cell table:style-name="ce1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600" calcext:value-type="float">
            <text:p>600</text:p>
          </table:table-cell>
          <table:table-cell table:style-name="ce3"/>
          <table:table-cell table:style-name="ce11" office:value-type="float" office:value="600" calcext:value-type="float">
            <text:p>600</text:p>
          </table:table-cell>
          <table:table-cell table:style-name="ce11"/>
          <table:table-cell table:style-name="ce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5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2T10:59:42.040000000</meta:creation-date>
    <dc:date>2022-01-22T14:14:30.581000000</dc:date>
    <meta:editing-duration>PT3M27S</meta:editing-duration>
    <meta:editing-cycles>1</meta:editing-cycles>
    <meta:document-statistic meta:table-count="1" meta:cell-count="86" meta:object-count="0"/>
    <meta:generator>LibreOffice/7.2.0.4$Windows_X86_64 LibreOffice_project/9a9c6381e3f7a62afc1329bd359cc48accb6435b</meta:generator>
  </office:meta>
</office:document-meta>
</file>